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text>
      <table:table>
        <table:table-column table:number-columns-repeated="10"/>
        <table:table-row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</table:table-row>
        <table:table-row>
          <table:table-cell office:value-type="string">
            <text:p>plop</text:p>
          </table:table-cell>
          <table:table-cell office:value-type="string" table:number-columns-spanned="2">
            <text:p>plop</text:p>
          </table:table-cell>
          <table:covered-table-cell/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</table:table-row>
      </table:table>
      <table:table>
        <table:table-column table:number-columns-repeated="1"/>
        <table:table-row>
          <table:table-cell office:value-type="string">
            <text:p>DEMANDE DE RAPPEL SUR HEURES SUPPLEMENTAIRES</text:p>
          </table:table-cell>
        </table:table-row>
      </table:table>
      <table:table>
        <table:table-column table:number-columns-repeated="3"/>
        <table:table-row>
          <table:table-cell office:value-type="string">
            <text:p>rha</text:p>
          </table:table-cell>
          <table:table-cell office:value-type="string">
            <text:p>blbl</text:p>
          </table:table-cell>
          <table:table-cell office:value-type="string">
            <text:p>meuh</text:p>
          </table:table-cell>
        </table:table-row>
        <table:table-row>
          <table:table-cell office:value-type="string">
            <text:p>mouias</text:p>
          </table:table-cell>
          <table:table-cell office:value-type="string">
            <text:p>bof</text:p>
          </table:table-cell>
          <table:table-cell office:value-type="string">
            <text:p>ok</text:p>
          </table:table-cell>
        </table:table-row>
      </table:table>
      <text:p> </text:p>
      <text:p>ce texte est libre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4</meta:generator>
  </office:meta>
</office:document-meta>
</file>